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26705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rsid="00401150" officeooo:paragraph-rsid="00401150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c735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c73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>
      <style:paragraph-properties fo:text-align="start" style:justify-single-word="false"/>
      <style:text-properties officeooo:paragraph-rsid="0056c735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4dc39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28ec6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ef089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b4f07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9a6dd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28ec6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3efd3e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8417d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d3700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6705b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30d51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5573bb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43b50" officeooo:paragraph-rsid="00443b50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d22b9" officeooo:paragraph-rsid="0049ce10" style:font-size-asian="12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56a844" officeooo:paragraph-rsid="005573bb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9ce10" officeooo:paragraph-rsid="005573bb" style:font-size-asian="12pt" style:font-size-complex="12pt"/>
    </style:style>
    <style:style style:name="P24" style:family="paragraph" style:parent-style-name="Standard" style:list-style-name="L4">
      <style:text-properties style:font-name="DejaVu Sans Condensed" fo:font-size="12pt" officeooo:rsid="0026bcab" officeooo:paragraph-rsid="0026bcab" style:font-size-asian="12pt" style:font-size-complex="12pt"/>
    </style:style>
    <style:style style:name="P25" style:family="paragraph" style:parent-style-name="Standard" style:list-style-name="L4">
      <style:text-properties style:font-name="DejaVu Sans Condensed" fo:font-size="12pt" officeooo:rsid="002b8261" officeooo:paragraph-rsid="002b8261" style:font-size-asian="12pt" style:font-size-complex="12pt"/>
    </style:style>
    <style:style style:name="P26" style:family="paragraph" style:parent-style-name="Standard" style:list-style-name="L4">
      <style:text-properties style:font-name="DejaVu Sans Condensed" fo:font-size="12pt" officeooo:rsid="00598420" officeooo:paragraph-rsid="0059ab5b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f089" officeooo:paragraph-rsid="004ef089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83c7" officeooo:paragraph-rsid="004483c7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text-properties officeooo:paragraph-rsid="00521a45"/>
    </style:style>
    <style:style style:name="T1" style:family="text">
      <style:text-properties style:font-name="DejaVu Sans Condensed" fo:font-size="12pt" fo:font-weight="bold" officeooo:rsid="002c49d9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d3700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af031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922c3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f08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b4f0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512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f00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7419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f6f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21a4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a229f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922c3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ef089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b4f0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2c49d9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1403b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officeooo:rsid="00521a45" style:font-size-asian="12pt" style:font-size-complex="12pt"/>
    </style:style>
    <style:style style:name="T23" style:family="text">
      <style:text-properties style:font-name="DejaVu Sans Condensed" fo:font-size="12pt" officeooo:rsid="0052f00a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8178b" style:font-weight-asian="bold" style:font-weight-complex="bold"/>
    </style:style>
    <style:style style:name="T26" style:family="text">
      <style:text-properties fo:font-weight="bold" officeooo:rsid="002c49d9" style:font-weight-asian="bold" style:font-weight-complex="bold"/>
    </style:style>
    <style:style style:name="T27" style:family="text">
      <style:text-properties fo:font-weight="bold" officeooo:rsid="003545f3" style:font-weight-asian="bold" style:font-weight-complex="bold"/>
    </style:style>
    <style:style style:name="T28" style:family="text">
      <style:text-properties fo:font-weight="bold" officeooo:rsid="002b4f07" style:font-weight-asian="bold" style:font-weight-complex="bold"/>
    </style:style>
    <style:style style:name="T29" style:family="text">
      <style:text-properties fo:font-weight="bold" officeooo:rsid="00228ec6" style:font-weight-asian="bold" style:font-weight-complex="bold"/>
    </style:style>
    <style:style style:name="T30" style:family="text">
      <style:text-properties fo:font-weight="bold" officeooo:rsid="003efd3e" style:font-weight-asian="bold" style:font-weight-complex="bold"/>
    </style:style>
    <style:style style:name="T31" style:family="text">
      <style:text-properties fo:font-weight="bold" officeooo:rsid="0026705b" style:font-weight-asian="bold" style:font-weight-complex="bold"/>
    </style:style>
    <style:style style:name="T32" style:family="text">
      <style:text-properties fo:font-weight="bold" officeooo:rsid="00388da2" style:font-weight-asian="bold" style:font-weight-complex="bold"/>
    </style:style>
    <style:style style:name="T33" style:family="text">
      <style:text-properties fo:font-weight="bold" officeooo:rsid="0042366b" style:font-weight-asian="bold" style:font-weight-complex="bold"/>
    </style:style>
    <style:style style:name="T34" style:family="text">
      <style:text-properties fo:font-weight="bold" officeooo:rsid="00430d51" style:font-weight-asian="bold" style:font-weight-complex="bold"/>
    </style:style>
    <style:style style:name="T35" style:family="text">
      <style:text-properties fo:font-weight="bold" officeooo:rsid="004d3700" style:font-weight-asian="bold" style:font-weight-complex="bold"/>
    </style:style>
    <style:style style:name="T36" style:family="text">
      <style:text-properties fo:font-weight="bold" officeooo:rsid="0049ce10" style:font-weight-asian="bold" style:font-weight-complex="bold"/>
    </style:style>
    <style:style style:name="T37" style:family="text">
      <style:text-properties fo:font-weight="bold" officeooo:rsid="002ed78d" style:font-weight-asian="bold" style:font-weight-complex="bold"/>
    </style:style>
    <style:style style:name="T38" style:family="text">
      <style:text-properties fo:font-weight="bold" officeooo:rsid="002d22b9" style:font-weight-asian="bold" style:font-weight-complex="bold"/>
    </style:style>
    <style:style style:name="T39" style:family="text">
      <style:text-properties fo:font-weight="bold" officeooo:rsid="003ed67f" style:font-weight-asian="bold" style:font-weight-complex="bold"/>
    </style:style>
    <style:style style:name="T40" style:family="text">
      <style:text-properties fo:font-weight="bold" officeooo:rsid="005478e3" style:font-weight-asian="bold" style:font-weight-complex="bold"/>
    </style:style>
    <style:style style:name="T41" style:family="text">
      <style:text-properties fo:font-weight="bold" officeooo:rsid="00362dba" style:font-weight-asian="bold" style:font-weight-complex="bold"/>
    </style:style>
    <style:style style:name="T42" style:family="text">
      <style:text-properties fo:font-weight="bold" officeooo:rsid="0057843f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8178b" style:font-weight-asian="normal" style:font-weight-complex="normal"/>
    </style:style>
    <style:style style:name="T45" style:family="text">
      <style:text-properties fo:font-weight="normal" officeooo:rsid="00228ec6" style:font-weight-asian="normal" style:font-weight-complex="normal"/>
    </style:style>
    <style:style style:name="T46" style:family="text">
      <style:text-properties fo:font-weight="normal" officeooo:rsid="003efd3e" style:font-weight-asian="normal" style:font-weight-complex="normal"/>
    </style:style>
    <style:style style:name="T47" style:family="text">
      <style:text-properties fo:font-weight="normal" officeooo:rsid="00401150" style:font-weight-asian="normal" style:font-weight-complex="normal"/>
    </style:style>
    <style:style style:name="T48" style:family="text">
      <style:text-properties fo:font-weight="normal" officeooo:rsid="0042366b" style:font-weight-asian="normal" style:font-weight-complex="normal"/>
    </style:style>
    <style:style style:name="T49" style:family="text">
      <style:text-properties fo:font-weight="normal" officeooo:rsid="0048931d" style:font-weight-asian="normal" style:font-weight-complex="normal"/>
    </style:style>
    <style:style style:name="T50" style:family="text">
      <style:text-properties fo:font-weight="normal" officeooo:rsid="0049ce10" style:font-weight-asian="normal" style:font-weight-complex="normal"/>
    </style:style>
    <style:style style:name="T51" style:family="text">
      <style:text-properties fo:font-weight="normal" officeooo:rsid="004a229f" style:font-weight-asian="normal" style:font-weight-complex="normal"/>
    </style:style>
    <style:style style:name="T52" style:family="text">
      <style:text-properties fo:font-weight="normal" officeooo:rsid="002d22b9" style:font-weight-asian="normal" style:font-weight-complex="normal"/>
    </style:style>
    <style:style style:name="T53" style:family="text">
      <style:text-properties fo:font-weight="normal" officeooo:rsid="003ed67f" style:font-weight-asian="normal" style:font-weight-complex="normal"/>
    </style:style>
    <style:style style:name="T54" style:family="text">
      <style:text-properties fo:font-weight="normal" officeooo:rsid="00362dba" style:font-weight-asian="normal" style:font-weight-complex="normal"/>
    </style:style>
    <style:style style:name="T55" style:family="text">
      <style:text-properties fo:font-weight="normal" officeooo:rsid="00430d51" style:font-weight-asian="normal" style:font-weight-complex="normal"/>
    </style:style>
    <style:style style:name="T56" style:family="text">
      <style:text-properties fo:font-weight="normal" officeooo:rsid="004483c7" style:font-weight-asian="normal" style:font-weight-complex="normal"/>
    </style:style>
    <style:style style:name="T57" style:family="text">
      <style:text-properties fo:font-weight="normal" officeooo:rsid="004d3700" style:font-weight-asian="normal" style:font-weight-complex="normal"/>
    </style:style>
    <style:style style:name="T58" style:family="text">
      <style:text-properties fo:font-weight="normal" officeooo:rsid="0051403b" style:font-weight-asian="normal" style:font-weight-complex="normal"/>
    </style:style>
    <style:style style:name="T59" style:family="text">
      <style:text-properties fo:font-weight="normal" officeooo:rsid="0056a844" style:font-weight-asian="normal" style:font-weight-complex="normal"/>
    </style:style>
    <style:style style:name="T60" style:family="text">
      <style:text-properties fo:font-weight="normal" officeooo:rsid="0057843f" style:font-weight-asian="normal" style:font-weight-complex="normal"/>
    </style:style>
    <style:style style:name="T61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3ed67f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efd3e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officeooo:rsid="0029a6d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3efd3e" style:font-style-asian="normal" style:font-weight-asian="normal" style:font-style-complex="normal" style:font-weight-complex="normal"/>
    </style:style>
    <style:style style:name="T66" style:family="text">
      <style:text-properties style:text-line-through-style="solid" style:text-line-through-type="single" fo:font-weight="normal" officeooo:rsid="0048931d" style:font-weight-asian="normal" style:font-weight-complex="normal"/>
    </style:style>
    <style:style style:name="T67" style:family="text">
      <style:text-properties style:text-line-through-style="none" style:text-line-through-type="none" fo:font-weight="normal" officeooo:rsid="0048931d" style:font-weight-asian="normal" style:font-weight-complex="normal"/>
    </style:style>
    <style:style style:name="T68" style:family="text">
      <style:text-properties style:text-line-through-style="none" style:text-line-through-type="none" fo:font-weight="normal" officeooo:rsid="0048f0c8" style:font-weight-asian="normal" style:font-weight-complex="normal"/>
    </style:style>
    <style:style style:name="T69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33e44b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29a6dd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c9211e" loext:opacity="100%" style:text-line-through-style="none" style:text-line-through-type="none" style:font-name="DejaVu Sans Condensed" fo:font-size="12pt" fo:font-style="normal" fo:font-weight="bold" officeooo:rsid="0054dc39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72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7"><text:span text:style-name="T9">2</text:span><text:span text:style-name="T10">0</text:span><text:span text:style-name="T9">2</text:span><text:span text:style-name="T11"> - </text:span><text:span text:style-name="T9">Ground</text:span><text:span text:style-name="T12"> - </text:span><text:span text:style-name="T11">Preflight, Performance Limits</text:span></text:p>
      <text:p text:style-name="P1"/>
      <text:p text:style-name="P6"><text:span text:style-name="T9">Preflight</text:span><text:span text:style-name="T13"> (hot start or auto started)</text:span></text:p>
      <text:list xml:id="list1549485811" text:style-name="L1">
        <text:list-item>
          <text:p text:style-name="P8"><text:span text:style-name="T69">T</text:span><text:span text:style-name="T70">o rearm, set </text:span><text:span text:style-name="T71">SPU-9 Intercom knob to GROUND CREW</text:span><text:span text:style-name="T70"> (left </text:span><text:span text:style-name="T71">console inboard</text:span><text:span text:style-name="T70">).</text:span></text:p>
        </text:list-item>
        <text:list-item>
          <text:p text:style-name="P12"><text:span text:style-name="T61">Throttle</text:span><text:span text:style-name="T64"> ... </text:span><text:span text:style-name="T61">Automatic</text:span><text:span text:style-name="T64"> setting </text:span><text:span text:style-name="T65">detent</text:span><text:span text:style-name="T64">, about halfway (</text:span><text:span text:style-name="T62">Coll Twist Grip </text:span><text:span text:style-name="T63">to idle stop</text:span><text:span text:style-name="T64">)</text:span></text:p>
        </text:list-item>
        <text:list-item>
          <text:p text:style-name="P13"><text:span text:style-name="T44">PVI-800 </text:span><text:span text:style-name="T25">WPT</text:span><text:span text:style-name="T44"> button ... </text:span><text:span text:style-name="T26">OFF</text:span><text:span text:style-name="T44"> (right </text:span><text:span text:style-name="T51">console</text:span><text:span text:style-name="T44">, keypad under ABRIS MFD)</text:span></text:p>
        </text:list-item>
        <text:list-item>
          <text:p text:style-name="P9"><text:span text:style-name="T2">Autopilot heading hold</text:span><text:span text:style-name="T15"> ... </text:span><text:span text:style-name="T1">OFF</text:span><text:span text:style-name="T15"> (keep roll and pitch on) (right </text:span><text:span text:style-name="T16">console</text:span><text:span text:style-name="T15">, or </text:span><text:span text:style-name="T2">B4</text:span><text:span text:style-name="T15"> or </text:span><text:span text:style-name="T3">Trim Hat left</text:span><text:span text:style-name="T15">)</text:span></text:p>
        </text:list-item>
        <text:list-item>
          <text:p text:style-name="P10"><text:span text:style-name="T4">Self ID</text:span><text:span text:style-name="T5"> knob for datalink</text:span><text:span text:style-name="T17"> ... </text:span><text:span text:style-name="T6">Unique</text:span><text:span text:style-name="T18"> numbers for all helis on same d/l radio freq </text:span><text:span text:style-name="T16">(right console)</text:span></text:p>
        </text:list-item>
      </text:list>
      <text:list text:style-name="L2">
        <text:list-item>
          <text:list>
            <text:list-item>
              <text:p text:style-name="P27">If you have the same ID as another helicopter, you won't see them on your ABRIS display, but you can still send and receive targets from them. <text:s/>If two or more other helicopters have the same ID, you'll see them both on your ABRIS, but their icons will blink intermittently.</text:p>
            </text:list-item>
          </text:list>
        </text:list-item>
      </text:list>
      <text:list xml:id="list101411049863618" text:continue-list="list1549485811" text:style-name="L1">
        <text:list-item>
          <text:p text:style-name="P20"><text:span text:style-name="T24">Datalink mode knob</text:span><text:span text:style-name="T43"> ... </text:span><text:span text:style-name="T24">WINGM</text:span><text:span text:style-name="T43"> </text:span><text:span text:style-name="T51">(right console) </text:span><text:span text:style-name="T49">(allows you to send/receive to all planes in flight; </text:span><text:span text:style-name="T66">COM only allows you to send data to wingmen, not receive it</text:span><text:span text:style-name="T67"> </text:span><text:span text:style-name="T68">(Volk says COM only means you have a double circle instead of a single circle on other heli's displays??)</text:span><text:span text:style-name="T49">)</text:span></text:p>
        </text:list-item>
        <text:list-item>
          <text:p text:style-name="P11"><text:span text:style-name="T5">A</text:span><text:span text:style-name="T7">BRIS</text:span><text:span text:style-name="T19"> ... </text:span><text:span text:style-name="T1">NAV</text:span><text:span text:style-name="T19"> page (press </text:span><text:span text:style-name="T7">OSB</text:span><text:span text:style-name="T8"> 5</text:span><text:span text:style-name="T19"> </text:span><text:span text:style-name="T20">until you're on the </text:span><text:span text:style-name="T8">NAV</text:span><text:span text:style-name="T20"> page</text:span><text:span text:style-name="T19">, then </text:span><text:span text:style-name="T7">MAP</text:span><text:span text:style-name="T19"> OSB to get </text:span><text:span text:style-name="T21">zoom buttons</text:span><text:span text:style-name="T19">)</text:span></text:p>
        </text:list-item>
        <text:list-item>
          <text:p text:style-name="P21"><text:span text:style-name="T28">L</text:span><text:span text:style-name="T24">ights</text:span><text:span text:style-name="T43"> ... </text:span><text:span text:style-name="T24">As needed</text:span></text:p>
        </text:list-item>
      </text:list>
      <text:list text:style-name="L3">
        <text:list-item>
          <text:list>
            <text:list-item>
              <text:p text:style-name="P22"><text:span text:style-name="T36">M</text:span><text:span text:style-name="T24">ain cockpit lighting</text:span><text:span text:style-name="T43"> ... Left rear panel, above left shoulder</text:span></text:p>
            </text:list-item>
            <text:list-item>
              <text:p text:style-name="P19"><text:span text:style-name="T42">Panel/instrument</text:span><text:span text:style-name="T60">, </text:span><text:span text:style-name="T42">r</text:span><text:span text:style-name="T37">otor </text:span><text:span text:style-name="T38">tip</text:span><text:span text:style-name="T52">, </text:span><text:span text:style-name="T38">anti-collision</text:span><text:span text:style-name="T52">, </text:span><text:span text:style-name="T53">and</text:span><text:span text:style-name="T52"> </text:span><text:span text:style-name="T39">formation lights</text:span><text:span text:style-name="T60"> ... Right wall switches, lower row rear</text:span></text:p>
            </text:list-item>
            <text:list-item>
              <text:p text:style-name="P23"><text:span text:style-name="T27">N</text:span><text:span text:style-name="T41">avigation lights</text:span><text:span text:style-name="T59"> ...</text:span><text:span text:style-name="T54"> Overhead console, left side</text:span></text:p>
            </text:list-item>
          </text:list>
        </text:list-item>
      </text:list>
      <text:list xml:id="list101410317456177" text:continue-list="list101411049863618" text:style-name="L1">
        <text:list-item>
          <text:p text:style-name="P14"><text:span text:style-name="T25">H</text:span><text:span text:style-name="T29">UD brightness knob</text:span><text:span text:style-name="T45"> ... </text:span><text:span text:style-name="T29">As needed</text:span><text:span text:style-name="T51"> (under HUD)</text:span></text:p>
        </text:list-item>
        <text:list-item>
          <text:p text:style-name="P13"><text:span text:style-name="T25">Master </text:span><text:span text:style-name="T29">A</text:span><text:span text:style-name="T25">rm</text:span><text:span text:style-name="T44"> ... </text:span><text:span text:style-name="T29">ON</text:span><text:span text:style-name="T44"> (center console under Shkval</text:span><text:span text:style-name="T51"> screen</text:span><text:span text:style-name="T44">)</text:span></text:p>
        </text:list-item>
        <text:list-item>
          <text:p text:style-name="P13"><text:span text:style-name="T25">Weapon launch mode</text:span><text:span text:style-name="T44"> ... </text:span><text:span text:style-name="T29">M</text:span><text:span text:style-name="T25">anual</text:span><text:span text:style-name="T44"> (under </text:span><text:span text:style-name="T45">M</text:span><text:span text:style-name="T44">aster </text:span><text:span text:style-name="T45">A</text:span><text:span text:style-name="T44">rm switch)</text:span></text:p>
        </text:list-item>
        <text:list-item>
          <text:p text:style-name="P15"><text:span text:style-name="T25">C</text:span><text:span text:style-name="T30">annon ammo type</text:span><text:span text:style-name="T46"> and </text:span><text:span text:style-name="T30">fire rate switches</text:span><text:span text:style-name="T46"> ... </text:span><text:span text:style-name="T30">As desired</text:span><text:span text:style-name="T46"> (</text:span><text:span text:style-name="T44">switches on center console under stores panel</text:span><text:span text:style-name="T46">)</text:span></text:p>
        </text:list-item>
        <text:list-item>
          <text:p text:style-name="P16"><text:span text:style-name="T29">Laser designator</text:span><text:span text:style-name="T45"> ... </text:span><text:span text:style-name="T29">A</text:span><text:span text:style-name="T31">rmed</text:span><text:span text:style-name="T45"> </text:span><text:span text:style-name="T44">(</text:span><text:span text:style-name="T35">shift-</text:span><text:span text:style-name="T32">Coll</text:span><text:span text:style-name="T27"> </text:span><text:span text:style-name="T35">Trigger 1st stage</text:span><text:span text:style-name="T57"> to toggle</text:span><text:span text:style-name="T44">)</text:span><text:span text:style-name="T50"> (left console forward of collective)</text:span></text:p>
        </text:list-item>
        <text:list-item>
          <text:p text:style-name="P13"><text:span text:style-name="T25">Dust protection</text:span><text:span text:style-name="T44"> ... </text:span><text:span text:style-name="T29">As needed</text:span><text:span text:style-name="T45"> </text:span><text:span text:style-name="T44">(</text:span><text:span text:style-name="T27">Coll </text:span><text:span text:style-name="T35">Index Finger Hat press</text:span><text:span text:style-name="T44"> </text:span><text:span text:style-name="T45">to </text:span><text:span text:style-name="T57">cycle off -&gt; anti-ice -&gt; dust protection</text:span><text:span text:style-name="T44">)</text:span><text:span text:style-name="T51"> (overhead console)</text:span></text:p>
        </text:list-item>
        <text:list-item>
          <text:p text:style-name="P17"><text:span text:style-name="T33">Countermeasures system</text:span><text:span text:style-name="T44"> ... </text:span><text:span text:style-name="T29">B</text:span><text:span text:style-name="T25">oth sides</text:span><text:span text:style-name="T44"> (upper right corner of canopy frame), </text:span><text:span text:style-name="T47">se</text:span><text:span text:style-name="T48">e below</text:span></text:p>
        </text:list-item>
        <text:list-item>
          <text:p text:style-name="P18"><text:span text:style-name="T34">Radios</text:span><text:span text:style-name="T55"> ... </text:span><text:span text:style-name="T34">As needed</text:span><text:span text:style-name="T55"> (R-800 on left console forward of collective</text:span><text:span text:style-name="T58">, used for datalink;</text:span><text:span text:style-name="T55"> R-8</text:span><text:span text:style-name="T56">28</text:span><text:span text:style-name="T55"> on right console rear, see other pages)</text:span></text:p>
        </text:list-item>
        <text:list-item>
          <text:p text:style-name="P28"><text:span text:style-name="T24">Set a navigation destination in ABRIS</text:span> (optional, see below)</text:p>
        </text:list-item>
      </text:list>
      <text:p text:style-name="P3"/>
      <text:p text:style-name="P2">Performance limits</text:p>
      <text:list xml:id="list2667975219" text:style-name="L4">
        <text:list-item>
          <text:p text:style-name="P26">Fuel:</text:p>
          <text:list>
            <text:list-item>
              <text:p text:style-name="P26">Internal: 3197 lbs/1450 kg</text:p>
            </text:list-item>
            <text:list-item>
              <text:p text:style-name="P26">External fuel tanks: 970 lbs/440 kg fuel each (total weight 1213 lbs/550 kg each, empty weight 243 lbs/110 kg)</text:p>
            </text:list-item>
          </text:list>
        </text:list-item>
        <text:list-item>
          <text:p text:style-name="P24">Max descent speed:</text:p>
          <text:list>
            <text:list-item>
              <text:p text:style-name="P24">Over 30 kph (translational lift): Unlimited</text:p>
            </text:list-item>
            <text:list-item>
              <text:p text:style-name="P24">Under 30 kph (no translational lift): ~4 m/s</text:p>
            </text:list-item>
          </text:list>
        </text:list-item>
        <text:list-item>
          <text:p text:style-name="P24">Max speed: <text:span text:style-name="T24">~300 kph</text:span> (depends on air pressure, may be limited either due to retreating blade stall or to rotor coning in different conditions)</text:p>
        </text:list-item>
        <text:list-item>
          <text:p text:style-name="P25">When at or near max speed, avoid sudden maneuvers, particularly <text:span text:style-name="T24">pitching up and</text:span><text:span text:style-name="T40">/or</text:span><text:span text:style-name="T24"> to the right</text:span>.</text:p>
        </text:list-item>
        <text:list-item>
          <text:p text:style-name="P29"><text:span text:style-name="T14">Engine Power Indicator</text:span><text:span text:style-name="T22"> gauge on right wall forward shows</text:span><text:span text:style-name="T23"> </text:span><text:span text:style-name="T22">engine power for current atmospheric conditions (temperature and pressure). <text:s/></text:span><text:span text:style-name="T14">B</text:span><text:span text:style-name="T22">=takeoff mode, </text:span><text:span text:style-name="T14">H</text:span><text:span text:style-name="T22">=max continuous, </text:span><text:span text:style-name="T14">K</text:span><text:span text:style-name="T22">=crui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0:14:08.762000000</dc:date>
    <meta:editing-duration>PT14H10M49S</meta:editing-duration>
    <meta:editing-cycles>7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9" meta:word-count="513" meta:character-count="2917" meta:non-whitespace-character-count="2471"/>
  </office:meta>
</office:document-meta>
</file>